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Evaluation" style:family="table">
      <style:table-properties style:width="6.9347in" fo:margin-left="0in" table:align="left"/>
    </style:style>
    <style:style style:name="Evaluation.A" style:family="table-column">
      <style:table-column-properties style:column-width="1.3847in"/>
    </style:style>
    <style:style style:name="Evaluation.C" style:family="table-column">
      <style:table-column-properties style:column-width="1.3854in"/>
    </style:style>
    <style:style style:name="Evaluation.E" style:family="table-column">
      <style:table-column-properties style:column-width="1.3951in"/>
    </style:style>
    <style:style style:name="Evaluation.A1" style:family="table-cell">
      <style:table-cell-properties style:vertical-align="middle" fo:padding="0.0382in" fo:border-left="0.05pt solid #000000" fo:border-right="none" fo:border-top="0.05pt solid #000000" fo:border-bottom="0.05pt solid #000000"/>
    </style:style>
    <style:style style:name="Evaluation.B1" style:family="table-cell">
      <style:table-cell-properties fo:padding="0.0382in" fo:border-left="0.05pt solid #000000" fo:border-right="none" fo:border-top="0.05pt solid #000000" fo:border-bottom="0.05pt solid #000000"/>
    </style:style>
    <style:style style:name="Evaluation.C1" style:family="table-cell">
      <style:table-cell-properties fo:padding="0.0382in" fo:border-left="0.05pt solid #000000" fo:border-right="none" fo:border-top="0.05pt solid #000000" fo:border-bottom="0.05pt solid #000000"/>
    </style:style>
    <style:style style:name="Evaluation.D1" style:family="table-cell">
      <style:table-cell-properties fo:padding="0.0382in" fo:border-left="0.05pt solid #000000" fo:border-right="none" fo:border-top="0.05pt solid #000000" fo:border-bottom="0.05pt solid #000000"/>
    </style:style>
    <style:style style:name="Evaluation.E1" style:family="table-cell">
      <style:table-cell-properties fo:padding="0.0382in" fo:border="0.05pt solid #000000"/>
    </style:style>
    <style:style style:name="Evaluation.A2" style:family="table-cell">
      <style:table-cell-properties fo:padding="0.0382in" fo:border-left="0.05pt solid #000000" fo:border-right="none" fo:border-top="none" fo:border-bottom="0.05pt solid #000000"/>
    </style:style>
    <style:style style:name="Evaluation.B2" style:family="table-cell">
      <style:table-cell-properties style:vertical-align="middle" fo:padding="0.0382in" fo:border-left="0.05pt solid #000000" fo:border-right="none" fo:border-top="none" fo:border-bottom="0.05pt solid #000000"/>
    </style:style>
    <style:style style:name="Evaluation.E2" style:family="table-cell">
      <style:table-cell-properties style:vertical-align="middle" fo:padding="0.0382in" fo:border-left="0.05pt solid #000000" fo:border-right="0.05pt solid #000000" fo:border-top="none" fo:border-bottom="0.05pt solid #000000"/>
    </style:style>
    <style:style style:name="Evaluation.A3" style:family="table-cell">
      <style:table-cell-properties fo:padding="0.0382in" fo:border-left="0.05pt solid #000000" fo:border-right="none" fo:border-top="none" fo:border-bottom="0.05pt solid #000000"/>
    </style:style>
    <style:style style:name="Evaluation.A4" style:family="table-cell">
      <style:table-cell-properties fo:padding="0.0382in" fo:border-left="0.05pt solid #000000" fo:border-right="none" fo:border-top="none" fo:border-bottom="0.05pt solid #000000"/>
    </style:style>
    <style:style style:name="Evaluation.A5"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start"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officeooo:rsid="00107dda" officeooo:paragraph-rsid="00110ff4"/>
    </style:style>
    <style:style style:name="P3" style:family="paragraph" style:parent-style-name="Standard">
      <style:paragraph-properties fo:text-align="start" style:justify-single-word="false"/>
      <style:text-properties style:font-name="Liberation Serif" officeooo:rsid="00110ff4" officeooo:paragraph-rsid="0011889b"/>
    </style:style>
    <style:style style:name="P4" style:family="paragraph" style:parent-style-name="Standard">
      <style:paragraph-properties fo:text-align="start" style:justify-single-word="false"/>
      <style:text-properties style:font-name="Liberation Serif" officeooo:rsid="0011889b" officeooo:paragraph-rsid="0011889b"/>
    </style:style>
    <style:style style:name="P5" style:family="paragraph" style:parent-style-name="Text_20_body">
      <style:paragraph-properties fo:text-align="center" style:justify-single-word="false"/>
      <style:text-properties officeooo:rsid="0011889b" officeooo:paragraph-rsid="0011889b"/>
    </style:style>
    <style:style style:name="P6" style:family="paragraph" style:parent-style-name="Table_20_Contents">
      <style:paragraph-properties fo:text-align="center" style:justify-single-word="false"/>
      <style:text-properties officeooo:rsid="00107dda" officeooo:paragraph-rsid="00107dda"/>
    </style:style>
    <style:style style:name="P7" style:family="paragraph" style:parent-style-name="Heading_20_2">
      <style:paragraph-properties fo:text-align="center" style:justify-single-word="false"/>
    </style:style>
    <style:style style:name="T1" style:family="text">
      <style:text-properties officeooo:rsid="00110ff4"/>
    </style:style>
    <style:style style:name="T2" style:family="text">
      <style:text-properties fo:font-variant="normal" fo:text-transform="none" fo:color="#222222" fo:font-size="11.25pt" fo:letter-spacing="normal" fo:font-style="normal" fo:font-weight="normal"/>
    </style:style>
    <style:style style:name="T3" style:family="text">
      <style:text-properties fo:font-variant="normal" fo:text-transform="none" fo:color="#222222" fo:font-size="11.25pt" fo:letter-spacing="normal" fo:font-style="normal" fo:font-weight="normal" officeooo:rsid="00110ff4"/>
    </style:style>
    <style:style style:name="T4" style:family="text">
      <style:text-properties officeooo:rsid="0011889b"/>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valuation</text:h>
      <text:p text:style-name="P5">Jixiao Ma, Ang Shen,Huaipei Lu</text:p>
      <table:table table:name="Evaluation" table:style-name="Evaluation">
        <table:table-column table:style-name="Evaluation.A" table:number-columns-repeated="2"/>
        <table:table-column table:style-name="Evaluation.C"/>
        <table:table-column table:style-name="Evaluation.A"/>
        <table:table-column table:style-name="Evaluation.E"/>
        <table:table-row>
          <table:table-cell table:style-name="Evaluation.A1" office:value-type="string">
            <text:p text:style-name="P6"/>
          </table:table-cell>
          <table:table-cell table:style-name="Evaluation.D1" office:value-type="string">
            <text:p text:style-name="P6">Precision</text:p>
          </table:table-cell>
          <table:table-cell table:style-name="Evaluation.C1" office:value-type="string">
            <text:p text:style-name="P6">Recall</text:p>
          </table:table-cell>
          <table:table-cell table:style-name="Evaluation.D1" office:value-type="string">
            <text:p text:style-name="P6">F-1 measure</text:p>
          </table:table-cell>
          <table:table-cell table:style-name="Evaluation.E1" office:value-type="string">
            <text:p text:style-name="P6">Accuracy</text:p>
          </table:table-cell>
        </table:table-row>
        <table:table-row>
          <table:table-cell table:style-name="Evaluation.A5" office:value-type="string">
            <text:p text:style-name="P6">Bayes.py</text:p>
            <text:p text:style-name="P6">(presence)</text:p>
          </table:table-cell>
          <table:table-cell table:style-name="Evaluation.B2" office:value-type="string">
            <text:p text:style-name="P6">96.96%</text:p>
          </table:table-cell>
          <table:table-cell table:style-name="Evaluation.B2" office:value-type="string">
            <text:p text:style-name="P6">84.85%</text:p>
          </table:table-cell>
          <table:table-cell table:style-name="Evaluation.B2" office:value-type="string">
            <text:p text:style-name="P6">90.50%</text:p>
          </table:table-cell>
          <table:table-cell table:style-name="Evaluation.E2" office:value-type="string">
            <text:p text:style-name="P6">84.84%</text:p>
          </table:table-cell>
        </table:table-row>
        <table:table-row>
          <table:table-cell table:style-name="Evaluation.A5" office:value-type="string">
            <text:p text:style-name="P6">Bayesbest.py</text:p>
            <text:p text:style-name="P6">(presence)</text:p>
          </table:table-cell>
          <table:table-cell table:style-name="Evaluation.B2" office:value-type="string">
            <text:p text:style-name="P6">95.87%</text:p>
          </table:table-cell>
          <table:table-cell table:style-name="Evaluation.B2" office:value-type="string">
            <text:p text:style-name="P6">89.20%</text:p>
          </table:table-cell>
          <table:table-cell table:style-name="Evaluation.B2" office:value-type="string">
            <text:p text:style-name="P6">92.42%</text:p>
          </table:table-cell>
          <table:table-cell table:style-name="Evaluation.E2" office:value-type="string">
            <text:p text:style-name="P6">87.27%</text:p>
          </table:table-cell>
        </table:table-row>
        <table:table-row>
          <table:table-cell table:style-name="Evaluation.A5" office:value-type="string">
            <text:p text:style-name="P6">Bayes.py</text:p>
            <text:p text:style-name="P6">(Frequency)</text:p>
          </table:table-cell>
          <table:table-cell table:style-name="Evaluation.B2" office:value-type="string">
            <text:p text:style-name="P6">97.23%</text:p>
          </table:table-cell>
          <table:table-cell table:style-name="Evaluation.B2" office:value-type="string">
            <text:p text:style-name="P6">83.37%</text:p>
          </table:table-cell>
          <table:table-cell table:style-name="Evaluation.B2" office:value-type="string">
            <text:p text:style-name="P6">89.78%</text:p>
          </table:table-cell>
          <table:table-cell table:style-name="Evaluation.E2" office:value-type="string">
            <text:p text:style-name="P6">83.94%</text:p>
          </table:table-cell>
        </table:table-row>
        <table:table-row>
          <table:table-cell table:style-name="Evaluation.A5" office:value-type="string">
            <text:p text:style-name="P6">Bayesbest.py</text:p>
            <text:p text:style-name="P6">(Frequency)</text:p>
          </table:table-cell>
          <table:table-cell table:style-name="Evaluation.B2" office:value-type="string">
            <text:p text:style-name="P6">96.23%</text:p>
          </table:table-cell>
          <table:table-cell table:style-name="Evaluation.B2" office:value-type="string">
            <text:p text:style-name="P6">88.39%</text:p>
          </table:table-cell>
          <table:table-cell table:style-name="Evaluation.B2" office:value-type="string">
            <text:p text:style-name="P6">92.15%</text:p>
          </table:table-cell>
          <table:table-cell table:style-name="Evaluation.E2" office:value-type="string">
            <text:p text:style-name="P6">87.11%</text:p>
          </table:table-cell>
        </table:table-row>
      </table:table>
      <text:p text:style-name="P1"/>
      <text:p text:style-name="P2">From the evaluation chart, we could <text:span text:style-name="T1">Bayesbest.py perform better than Bayes.py, because we use stemming technique by using Snowball library from NLTK package. For instance, if you have terms talk, talking, talked, we could reduce them into a single word. What's more, we use a stop-list to ignore </text:span><text:span text:style-name="T3">the neutral words to deal with the words with similar frequencies across the 2 classes.</text:span></text:p>
      <text:p text:style-name="P2"/>
      <text:p text:style-name="P3">Future plan: </text:p>
      <text:p text:style-name="P3"><text:span text:style-name="T4"><text:tab/>1. </text:span>we could use other features to get a better result. For example, we could use multi-gram instead of uni-gram, <text:span text:style-name="T4">because we want to know the probability that word A would appear in our corpus followed by the word B. However, in this assignment, we have tested the bigram features and the result is no better than unigram. Thus, we think we could use multi-gram to get a better result. <text:tab/></text:span></text:p>
      <text:p text:style-name="P4"><text:span text:style-name="T2"><text:tab/>2. Using Classifier combination technique, such as boosting.</text:span></text:p>
      <text:p text:style-name="P4"><text:span text:style-name="T2"><text:tab/>3. Using Term-frequency-inverse document frequency to weight the terms.</text:span></text:p>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8:42:56.939017522</meta:creation-date>
    <dc:date>2015-05-20T20:19:25.876717452</dc:date>
    <meta:editing-duration>PT50M58S</meta:editing-duration>
    <meta:editing-cycles>1</meta:editing-cycles>
    <meta:document-statistic meta:table-count="1" meta:image-count="0" meta:object-count="0" meta:page-count="1" meta:paragraph-count="36" meta:word-count="187" meta:character-count="1169" meta:non-whitespace-character-count="1010"/>
    <meta:generator>LibreOffice/4.2.8.2$Linux_X86_64 LibreOffice_project/420m0$Build-2</meta:generator>
  </office:meta>
</office:document-meta>
</file>